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style:writing-mode="page"/>
    </style:style>
    <style:style style:name="Tabella1.A5" style:family="table-cell">
      <style:table-cell-properties fo:padding="0cm" fo:border="none" style:writing-mode="page"/>
    </style:style>
    <style:style style:name="Tabella1.8" style:family="table-row">
      <style:table-row-properties style:min-row-height="0.536cm"/>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0b709" officeooo:paragraph-rsid="0020b709" style:font-weight-asian="normal" style:font-weight-complex="normal"/>
    </style:style>
    <style:style style:name="P3" style:family="paragraph" style:parent-style-name="Text_20_body">
      <style:text-properties fo:font-weight="normal" officeooo:rsid="0020b709" officeooo:paragraph-rsid="0020b709" style:font-weight-asian="normal" style:font-weight-complex="normal"/>
    </style:style>
    <style:style style:name="P4" style:family="paragraph" style:parent-style-name="Standard">
      <style:text-properties fo:font-weight="normal" officeooo:rsid="0025330d" officeooo:paragraph-rsid="002cd834" style:font-weight-asian="normal" style:font-weight-complex="normal"/>
    </style:style>
    <style:style style:name="P5" style:family="paragraph" style:parent-style-name="Text_20_body">
      <style:text-properties fo:font-weight="normal" officeooo:rsid="0025330d" officeooo:paragraph-rsid="002782a4" style:font-weight-asian="normal" style:font-weight-complex="normal" loext:padding="0.049cm" loext:border="0.06pt solid #d9d9e3"/>
    </style:style>
    <style:style style:name="P6" style:family="paragraph" style:parent-style-name="Standard">
      <style:text-properties fo:font-weight="normal" officeooo:rsid="0025d27b" officeooo:paragraph-rsid="0025d27b" style:font-weight-asian="normal" style:font-weight-complex="normal"/>
    </style:style>
    <style:style style:name="P7" style:family="paragraph" style:parent-style-name="Standard">
      <style:text-properties fo:font-weight="normal" officeooo:rsid="0025d27b" officeooo:paragraph-rsid="002782a4" style:font-weight-asian="normal" style:font-weight-complex="normal"/>
    </style:style>
    <style:style style:name="P8" style:family="paragraph" style:parent-style-name="Standard">
      <style:text-properties fo:font-weight="normal" officeooo:rsid="002782a4" officeooo:paragraph-rsid="002782a4" style:font-weight-asian="normal" style:font-weight-complex="normal"/>
    </style:style>
    <style:style style:name="P9" style:family="paragraph" style:parent-style-name="Standard">
      <style:text-properties fo:font-weight="normal" officeooo:rsid="001f04b6" officeooo:paragraph-rsid="002c5cdd" style:font-weight-asian="normal" style:font-weight-complex="normal"/>
    </style:style>
    <style:style style:name="P10" style:family="paragraph" style:parent-style-name="Text_20_body">
      <style:text-properties fo:font-weight="normal" officeooo:rsid="001f04b6" officeooo:paragraph-rsid="002cd834" style:font-weight-asian="normal" style:font-weight-complex="normal"/>
    </style:style>
    <style:style style:name="P11" style:family="paragraph" style:parent-style-name="Text_20_body">
      <style:text-properties fo:font-weight="normal" officeooo:rsid="001f04b6" officeooo:paragraph-rsid="002c5cdd" style:font-weight-asian="normal" style:font-weight-complex="normal" loext:padding="0.049cm" loext:border="0.06pt solid #d9d9e3"/>
    </style:style>
    <style:style style:name="P12" style:family="paragraph" style:parent-style-name="Table_20_Contents">
      <style:text-properties officeooo:rsid="0022ff3e" officeooo:paragraph-rsid="0022ff3e"/>
    </style:style>
    <style:style style:name="P13" style:family="paragraph" style:parent-style-name="Table_20_Contents">
      <style:text-properties officeooo:rsid="0022ff3e" officeooo:paragraph-rsid="00232099"/>
    </style:style>
    <style:style style:name="P14" style:family="paragraph" style:parent-style-name="Table_20_Contents">
      <style:text-properties officeooo:rsid="0022ff3e" officeooo:paragraph-rsid="00237ee2"/>
    </style:style>
    <style:style style:name="P15" style:family="paragraph" style:parent-style-name="Table_20_Contents">
      <style:text-properties officeooo:rsid="0022ff3e" officeooo:paragraph-rsid="002507c3"/>
    </style:style>
    <style:style style:name="P16" style:family="paragraph" style:parent-style-name="Standard">
      <style:text-properties officeooo:rsid="000f88b5" officeooo:paragraph-rsid="000fa6d8"/>
    </style:style>
    <style:style style:name="P17" style:family="paragraph" style:parent-style-name="Text_20_body">
      <style:text-properties officeooo:rsid="000f88b5" officeooo:paragraph-rsid="000fa6d8"/>
    </style:style>
    <style:style style:name="P18" style:family="paragraph" style:parent-style-name="Standard">
      <style:text-properties officeooo:rsid="000f88b5" officeooo:paragraph-rsid="0029b10e"/>
    </style:style>
    <style:style style:name="P19" style:family="paragraph" style:parent-style-name="Standard">
      <style:text-properties fo:font-variant="normal" fo:text-transform="none" fo:color="#374151" loext:opacity="100%" style:font-name="S hne" fo:font-size="12pt" fo:letter-spacing="normal" fo:font-style="normal" fo:font-weight="normal" officeooo:rsid="000f88b5" officeooo:paragraph-rsid="0029b10e"/>
    </style:style>
    <style:style style:name="P20" style:family="paragraph" style:parent-style-name="Standard">
      <style:text-properties fo:font-variant="normal" fo:text-transform="none" fo:color="#374151" loext:opacity="100%" style:font-name="S hne" fo:font-size="12pt" fo:letter-spacing="normal" fo:font-style="normal" fo:font-weight="normal" officeooo:rsid="00110af5" officeooo:paragraph-rsid="002b93ed"/>
    </style:style>
    <style:style style:name="P21" style:family="paragraph" style:parent-style-name="Text_20_body">
      <style:text-properties fo:font-variant="normal" fo:text-transform="none" fo:color="#374151" loext:opacity="100%" style:font-name="S hne" fo:font-size="12pt" fo:letter-spacing="normal" fo:font-style="normal" fo:font-weight="normal" officeooo:rsid="00110af5" officeooo:paragraph-rsid="002c5cdd"/>
    </style:style>
    <style:style style:name="P22" style:family="paragraph" style:parent-style-name="Standard">
      <style:text-properties officeooo:rsid="00110af5" officeooo:paragraph-rsid="001673f9"/>
    </style:style>
    <style:style style:name="P23" style:family="paragraph" style:parent-style-name="Text_20_body">
      <style:text-properties officeooo:rsid="00110af5" officeooo:paragraph-rsid="001673f9"/>
    </style:style>
    <style:style style:name="P24" style:family="paragraph" style:parent-style-name="Standard">
      <style:text-properties officeooo:rsid="00110af5" officeooo:paragraph-rsid="002b93ed"/>
    </style:style>
    <style:style style:name="P25" style:family="paragraph" style:parent-style-name="Text_20_body">
      <style:text-properties officeooo:paragraph-rsid="002cd834"/>
    </style:style>
    <style:style style:name="P26" style:family="paragraph" style:parent-style-name="Text_20_body">
      <style:paragraph-properties fo:padding="0.049cm" fo:border="0.06pt solid #d9d9e3"/>
    </style:style>
    <style:style style:name="P27" style:family="paragraph" style:parent-style-name="Text_20_body">
      <style:paragraph-properties fo:padding="0.049cm" fo:border="0.06pt solid #d9d9e3"/>
      <style:text-properties loext:padding="0.049cm" loext:border="0.06pt solid #d9d9e3"/>
    </style:style>
    <style:style style:name="P28" style:family="paragraph" style:parent-style-name="Text_20_body">
      <style:paragraph-properties fo:margin-top="0cm" fo:margin-bottom="0cm" style:contextual-spacing="false"/>
      <style:text-properties loext:padding="0.049cm" loext:border="0.06pt solid #d9d9e3"/>
    </style:style>
    <style:style style:name="P29" style:family="paragraph" style:parent-style-name="Standard">
      <style:text-properties fo:font-weight="normal" officeooo:rsid="0020b709" officeooo:paragraph-rsid="001673f9" style:font-weight-asian="normal" style:font-weight-complex="normal"/>
    </style:style>
    <style:style style:name="P30" style:family="paragraph" style:parent-style-name="Standard">
      <style:text-properties fo:font-weight="normal" officeooo:rsid="002006c0" officeooo:paragraph-rsid="002c5cdd" style:font-weight-asian="normal" style:font-weight-complex="normal"/>
    </style:style>
    <style:style style:name="P31" style:family="paragraph" style:parent-style-name="Standard">
      <style:text-properties fo:font-weight="normal" officeooo:rsid="002006c0" officeooo:paragraph-rsid="002cd834" style:font-weight-asian="normal" style:font-weight-complex="normal"/>
    </style:style>
    <style:style style:name="P32" style:family="paragraph" style:parent-style-name="Standard">
      <style:text-properties fo:font-weight="normal" officeooo:rsid="0025d27b" officeooo:paragraph-rsid="002cd834" style:font-weight-asian="normal" style:font-weight-complex="normal"/>
    </style:style>
    <style:style style:name="P33" style:family="paragraph" style:parent-style-name="Standard">
      <style:text-properties fo:font-weight="normal" officeooo:rsid="002782a4" officeooo:paragraph-rsid="002782a4" style:font-weight-asian="normal" style:font-weight-complex="normal"/>
    </style:style>
    <style:style style:name="T1" style:family="text">
      <style:text-properties officeooo:rsid="000fa6d8"/>
    </style:style>
    <style:style style:name="T2" style:family="text">
      <style:text-properties officeooo:rsid="0011fa96"/>
    </style:style>
    <style:style style:name="T3" style:family="text">
      <style:text-properties officeooo:rsid="001583c3"/>
    </style:style>
    <style:style style:name="T4" style:family="text">
      <style:text-properties officeooo:rsid="00171777"/>
    </style:style>
    <style:style style:name="T5" style:family="text">
      <style:text-properties officeooo:rsid="001794cb"/>
    </style:style>
    <style:style style:name="T6" style:family="text">
      <style:text-properties officeooo:rsid="001a50e2"/>
    </style:style>
    <style:style style:name="T7" style:family="text">
      <style:text-properties fo:font-weight="normal" officeooo:rsid="0025d27b" style:font-weight-asian="normal" style:font-weight-complex="normal"/>
    </style:style>
    <style:style style:name="T8" style:family="text">
      <style:text-properties fo:font-weight="normal" officeooo:rsid="002cd834" style:font-weight-asian="normal" style:font-weight-complex="normal"/>
    </style:style>
    <style:style style:name="T9" style:family="text">
      <style:text-properties officeooo:rsid="0020b709"/>
    </style:style>
    <style:style style:name="T10" style:family="text">
      <style:text-properties officeooo:rsid="002156eb"/>
    </style:style>
    <style:style style:name="T11" style:family="text">
      <style:text-properties officeooo:rsid="0022ff3e"/>
    </style:style>
    <style:style style:name="T12" style:family="text">
      <style:text-properties officeooo:rsid="00237ee2"/>
    </style:style>
    <style:style style:name="T13" style:family="text">
      <style:text-properties officeooo:rsid="002507c3"/>
    </style:style>
    <style:style style:name="T14" style:family="text">
      <style:text-properties officeooo:rsid="0025330d"/>
    </style:style>
    <style:style style:name="T15" style:family="text">
      <style:text-properties officeooo:rsid="0025d27b"/>
    </style:style>
    <style:style style:name="T16" style:family="text">
      <style:text-properties officeooo:rsid="002782a4"/>
    </style:style>
    <style:style style:name="T17" style:family="text">
      <style:text-properties officeooo:rsid="0027dc26"/>
    </style:style>
    <style:style style:name="T18" style:family="text">
      <style:text-properties fo:font-variant="normal" fo:text-transform="none" fo:color="#343541" loext:opacity="100%" style:font-name="S hne" fo:font-size="12pt" fo:letter-spacing="normal" fo:font-style="normal" fo:font-weight="normal"/>
    </style:style>
    <style:style style:name="T19" style:family="text">
      <style:text-properties fo:font-variant="normal" fo:text-transform="none" fo:color="#343541" loext:opacity="100%" style:font-name="S hne" fo:font-size="12pt" fo:letter-spacing="normal" fo:font-style="normal" fo:font-weight="normal" officeooo:rsid="0029b10e"/>
    </style:style>
    <style:style style:name="T20" style:family="text">
      <style:text-properties officeooo:rsid="0029b10e"/>
    </style:style>
    <style:style style:name="T21" style:family="text">
      <style:text-properties officeooo:rsid="002b93ed"/>
    </style:style>
    <style:style style:name="T22" style:family="text">
      <style:text-properties officeooo:rsid="002c5cdd"/>
    </style:style>
    <style:style style:name="T23" style:family="text">
      <style:text-properties officeooo:rsid="002cd834"/>
    </style:style>
    <style:style style:name="T24" style:family="text">
      <style:text-properties officeooo:rsid="002cd834" loext:padding="0.049cm" loext:border="0.06pt solid #d9d9e3"/>
    </style:style>
    <style:style style:name="T25" style:family="text">
      <style:text-properties loext:padding="0.049cm" loext:border="0.06pt solid #d9d9e3"/>
    </style:style>
    <style:style style:name="T26" style:family="text">
      <style:text-properties officeooo:rsid="002e9f9c"/>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l nostro programma è stato sviluppato con l'obiettivo di simulare le sollecitazioni che un razzo potrebbe affrontare dal momento del lancio fino all'ingresso in orbita, a condizione che l'orbita stessa sia raggiungibile con la configurazione definita. Tuttavia, è importante sottolineare che il programma non mira a una rappresentazione completamente realistica, poiché si basa esclusivamente su approssimazioni ideali che tralasciano numerosi aspetti presenti in un razzo reale.</text:p>
      <text:p text:style-name="P26">Tra le semplificazioni adottate, rientrano il trattamento dell'aria come un gas perfetto, l'assunzione che i motori dei razzi siano costantemente in uno stato di "steady-state", ovvero operanti in condizioni di equilibrio ottimale. Questo comporta l'omissione delle fasi di avvio e spegnimento dei motori, note come "start-up" e "tail-off". Inoltre, ignoriamo la corrosione nell'ugello dei motori, così come la variazione di temperatura e pressione all'interno della camera di combustione costante. In <text:span text:style-name="T17">aggiunta</text:span>, il movimento del razzo non coincide esattamente con quello di un razzo reale a causa della natura discreta dei momenti in cui i calcoli vengono effettuati. Non consideriamo nemmeno gli effetti aerodinamici delle alette e altre variabili.</text:p>
      <text:p text:style-name="P26">È rilevante sottolineare che comprendiamo l'esistenza di metodi più precisi ed efficienti per implementare equazioni e ottimizzazioni, ma la loro implementazione richiederebbe conoscenze matematiche più avanzate, competenze di programmazione più profonde e un periodo di tempo più esteso rispetto a quello attualmente disponibile.</text:p>
      <text:p text:style-name="Text_20_body"><text:line-break/></text:p>
      <text:p text:style-name="P16"/>
      <text:p text:style-name="P16"/>
      <text:p text:style-name="P16">Il programma che abbiamo scritto prova a simulare quelle che potrebbero essere le sollecitazioni che un razzo affronta nel momento del lancio fino al<text:span text:style-name="T1">l’ingresso in </text:span>orbita, <text:span text:style-name="T17">sempre che quest’ultima sia </text:span><text:s/>r<text:span text:style-name="T1">aggiungibile </text:span>con la configurazione creata. Ci teniamo comunque a specificare che <text:span text:style-name="T1">il </text:span>programma non ha la pretesa di essere totalmente aderente alla realtà visto che è completamente basato su approssimazioni ideali che non tengono conto di moltissimi aspetti che invece sono presenti su un razzo vero. <text:span text:style-name="T1">Fra le approssimazioni adottate possiamo annoverare l’aria trattata come un gas perfetto, i motori dei razzi che sono sempre in quella che viene definita steady-state, ovvero la fase di funzionamento più lunga </text:span><text:span text:style-name="T17">e performante</text:span><text:span text:style-name="T1">, trascurando le fasi di start-up e tail-of, rispettivamente l’accensione e lo spegnimento, la corrosione nell’ugello dei motori nulla come anche la temperatura </text:span><text:span text:style-name="T2">e</text:span><text:span text:style-name="T1"> la pressione all’interno della camera costante </text:span><text:span text:style-name="T17">di combustione costante</text:span><text:span text:style-name="T1">, </text:span><text:span text:style-name="T2">il moto non esattamente uguale a quello di un razzo visto la discretezza dei momenti in cui viene effettuato il calcolo, </text:span><text:span text:style-name="T3">effetti aerodinamici delle alette</text:span><text:span text:style-name="T1"> insieme a molte altre. <text:s/></text:span></text:p>
      <text:p text:style-name="P18">Siamo a conoscenza del fatto che ci sarebbero sistemi più efficienti e corretti di implementare le equazioni <text:span text:style-name="T2">e soprattutto le ottimizzazioni</text:span> ma l’implementazione <text:span text:style-name="T2">di</text:span> tali strategie avrebbe<text:span text:style-name="T1">ro</text:span> richiesto conoscenze matematiche, esperienza nella programmazione <text:span text:style-name="T1">e tempistiche </text:span>molto <text:span text:style-name="T1">superiori</text:span> di quelle <text:span text:style-name="T1">di cui disponi</text:span>amo al momento. <text:span text:style-name="T1">Inoltr</text:span><text:span text:style-name="T17">e se avessimo voluto implementare al meglio tutti i parametri come ad esempio</text:span><text:span text:style-name="T1"> la struttura dell’ugello </text:span><text:span text:style-name="T14">dei motori</text:span><text:span text:style-name="T1">, </text:span><text:span text:style-name="T17">ciò</text:span><text:span text:style-name="T1"> </text:span><text:span text:style-name="T17">avrebbe</text:span><text:span text:style-name="T2"> richiesto</text:span><text:span text:style-name="T1"> all’utente di inserire molti parametri anche piuttosto specifici. </text:span></text:p>
      <text:p text:style-name="P19">Per questo motivo, abbiamo cercato di rendere il software il più accessibile possibile, semplificando quasi tutti gli aspetti. Questo rende possibile l'utilizzo anche per utenti meno esperti, sebbene per sfruttare appieno tutte le funzionalità del programma, siano richieste conoscenze più avanzate. Inoltre, è importante sottolineare che ci siamo focalizzati su altri aspetti, come l'ottimizzazione della traiettoria e della spinta. L'ottimizzazione della traiettoria è legata a parametri spesso poco trattati nelle risorse didattiche, persino nei corsi universitari di ingegneria aerospaziale. Questa lacuna ci ha spinto a fare <text:soft-page-break/>affidamento sui dati provenienti da razzi reali, come ulteriormente discusso in seguito. Per quanto riguarda l'ottimizzazione della spinta, abbiamo scelto di manipolare le equazioni in modo tale che il razzo possa adottare istantaneamente i valori ottimali in base alle caratteristiche strutturali del motore e alle considerazioni energetiche</text:p>
      <text:p text:style-name="P19"/>
      <text:p text:style-name="P22"><text:span text:style-name="T18">Per quanto riguarda l'aspetto pratico del codice, abbiamo organizzato la distribuzione, almeno per quanto concerne la simulazione, in due file di intestazione e rispettivi eseguibili, escludendo temporaneamente gli aspetti grafici, oltre al file eseguibile principale. La decisione iniziale di strutturare il codice è stata presa dividendo gli elementi legati al razzo, raggruppati nel namespace "rocket", da quelli relativi al resto della simulazione, collocati nel namespace "sim". Partendo dal namespace "rocket", al suo interno è stata definita la classe "Rocket", che rappresenta la nostra concezione dei parametri specifici del razzo. Questa classe è dotata delle funzioni che ci si aspetterebbe da un razzo, e che poi abbiamo effettivamente utilizzato, </text:span><text:span text:style-name="T19">come ad esempio la spinta la possibilità di restituire la posizione e molte altre</text:span><text:span text:style-name="T18">. Nel namespace "</text:span><text:span text:style-name="T19">rocket</text:span><text:span text:style-name="T18">", invece, si trovano le funzioni legate ai parametri dei razzi, ma che non riguardano direttamente il veicolo stesso. Per illustrare ulteriormente questo concetto, è possibile citare le funzioni legate alle forze, come ad esempio la forza gravitazionale legata alla posizione e alla massa del razzo, o la resistenza aerodinamica che dipende dalla forma e dalla velocità. All'interno della classe "Rocket", abbiamo scelto di incorporare un'altra classe nella parte pubblica, denominata "Engine". Questa scelta è stata dettata principalmente dall'evidente correlazione tra i due oggetti. </text:span><text:span text:style-name="T19">Infatti n</text:span><text:span text:style-name="T18">onostante si possa trattare i due oggetti separatamente, al momento del lancio agiscono come una singola entità. Per concludere questa descrizione degli elementi del namespace, è importante notare che abbiamo utilizzato un alias per riferirci agli array di numeri decimali composti da due elementi, denominandoli "Vec". Questo alias è stato introdotto per enfatizzare le informazioni, rendendo il tutto più comprensibile anche a una prima lettura. Abbiamo preso la decisione di evitare l'utilizzo della parola chiave "auto" poiché avrebbe potuto oscurare il tipo al lettore, rendendo il tutto meno immediato. </text:span><text:line-break/></text:p>
      <text:p text:style-name="P23">Per quanto <text:span text:style-name="T20">invece </text:span>riguarda il namespace "sim", abbiamo creato al suo interno la classe "Air_var". È importante notare che tutti i nomi delle classi iniziano con una lettera maiuscola, mentre quelli dei namespace e delle struct seguono un'altra convenzione. Allo stesso modo, le variabili private <text:span text:style-name="T20">o statiche</text:span> sono caratterizzate da un suffisso "_" in linea con la convenzione adottata.</text:p>
      <text:p text:style-name="P26">La classe "Air_var" è dedicata a rappresentare le condizioni atmosferiche a una specifica altitudine. È da sottolineare che, poiché non è strettamente correlata al razzo, non è stata inserita nel namespace "rocket". All'interno di questo namespace, è stata inclusa anche una struct denominata "cost", la quale raggruppa <text:span text:style-name="T20">molte se non </text:span>tutte le costanti utilizzate nel programma. È importante notare che il nome "cost" presenta una connotazione fortemente italianizzata, in quanto il termine "const" avrebbe potuto causare confusione e problemi <text:span text:style-name="T20">essendo un termine chiave</text:span>. Per questa ragione, abbiamo preferito adottare una diversa scelta. Poiché i valori contenuti all'interno di questa struct sono costanti, le abbiamo definite come "static costecpr", in modo da renderle visibili in ogni parte del codice. Questa scelta mira a rendere le funzioni più espressive. Nonostante possa allungare leggermente la lunghezza del codice per chiamare queste costanti, riteniamo che renda più immediato comprendere quale parametro si sta utilizzando.</text:p>
      <text:p text:style-name="P24"><text:soft-page-break/><text:span text:style-name="T4">Addentriamoci ora dentro la struttura della classe Rocket, quest’ultima può contare </text:span><text:span text:style-name="T6">un solo costruttore ma il</text:span><text:span text:style-name="T4"> livello di dettaglio desiderato </text:span><text:span text:style-name="T6">può essere scelto nel momento in cui si decide come implemetare il razzo facendo scegliere al programma altri valori che a nostro parere sono in linea con quelli dei razzi effettivi. Ciò p</text:span><text:span text:style-name="T4">ermette anche a chi non conosce tutti i dettami relativi alle caratteristiche strutturali dei vettori di godersi comunque un’esperienza </text:span><text:span text:style-name="T5">gradevole fin dal primo avvio lasciando però la possibilità agli utenti più informati di scegliere un grado di dettaglio superiore ma comunque non eccessivamente complicato. </text:span></text:p>
      <text:p text:style-name="P24"/>
      <text:p text:style-name="P26">Tra i metodi disponibili nella classe "Rocket", troviamo diverse funzioni per restituire vari parametri, consentendo così a queste informazioni di essere utilizzate anche da altre funzioni. Ad esempio, vi sono funzioni che calcolano la spinta del motore. All'interno della classe "Rocket", è stata inclusa un'altra classe denominata "Engine". La decisione di creare una classe annidata è strettamente legata alla connessione logica tra i due elementi. Questa scelta consente anche di sfruttare al massimo i vantaggi derivanti da questa decisione. È importante sottolineare che questa <text:span text:style-name="T21">decisione</text:span> non è stata presa alla leggera, poiché l'aggiunta della classe "Engine" ha aumentato significativamente la complessità della classe "Rocket". Tuttavia, tale decisione contribuisce all'organizzazione del codice. Dato che la classe "Engine" è utilizzata esclusivamente all'interno della classe genitore, ciò semplifica il processo di manutenzione e gestione del codice.</text:p>
      <text:p text:style-name="P20">La classe "Engine", tuttavia, è una classe astratta da cui derivano, attraverso l'utilizzo del polimorfismo, due ulteriori classi: "Ad_engine" e "Base_engine". Queste due classi offrono all'utente la possibilità di selezionare il modello matematico da utilizzare nella simulazione, in base all'approccio che meglio si adatta alle sue esigenze e curiosità.<text:span text:style-name="T6"> Infatti visto che questo programma dovrebbe cercare lontanamente di simulare le prestazioni dei razzi non potevamo esimerci dall’inserire una classe che partendo da valutazioni strutturali dei motori e dei combustibili ne derivasse i parametri necessari</text:span>. Tuttavia, tale aspetto può rappresentare un ostacolo significativo per chi si avvicina per la prima volta a questo campo e preferisce fare affidamento su modelli più semplici, per i quali sia più agevole reperire dati su Internet.</text:p>
      <text:p text:style-name="P20"/>
      <text:p text:style-name="P20">Nella pratica, queste due classi prendono forma all'interno del razzo appena inizializzato. Tuttavia, poiché non conosciamo in anticipo le scelte dell'utente, i vari oggetti sono gestiti tramite unique pointer al fine di minimizzare il rischio di creare "memory leak" (perdite di memoria). Anche in queste classi, gli utenti hanno la flessibilità di decidere quanti parametri inserire. Riguardo alla classe "Engine", abbiamo scelto di mantenerla astratta, dotandola di funzioni virtuali pure, al fine di garantire che altre classi possano comunque avere le funzionalità richieste.</text:p>
      <text:p text:style-name="P20"/>
      <text:p text:style-name="P21">C'è un altro file di intestazione insieme al suo eseguibile associato, denominato "interface", che funge principalmente da contenitore per tutte le componenti relative ai menu e agli oggetti di SFML (Simple and Fast Multimedia Library). In riferimento ai menu, abbiamo scelto di evitare un'interfaccia grafica, anche se <text:s/>parzialmente <text:span text:style-name="T22">presente in una prima</text:span> versione del programma. Questa decisione è stata presa poiché durante l'inizializzazione dei parametri, l'interfaccia grafica diventava caotica e rallentava il processo <text:span text:style-name="T22">di inserimento dati</text:span>, tanto che <text:span text:style-name="T22">noi stessi</text:span> preferivamo la semplice ma funzionale interfaccia a linea di comando. All'interno di questa classe, sono presenti anche strutture (struct) che <text:soft-page-break/>agevolano la creazione di vari oggetti. Queste strutture <text:span text:style-name="T22">sono state inizializzate in modo da non</text:span> causa<text:span text:style-name="T22">re</text:span> sovraccarichi sulla memoria in un secondo momento, in quanto sono state inizializzate all'interno di uno scope dedicato che si chiude prima dell'avvio.</text:p>
      <text:p text:style-name="P26">Inoltre, per quanto riguarda i menu, abbiamo scelto di evitare di creare enum class per gestire la navigazione tra le diverse schermate. Questa scelta, simile a quella che abbiamo fatto per l'interfaccia a linea di comando, migliora l'esperienza complessiva, poiché non richiede di selezionare il menu ogni volta, consentendo di passare direttamente all'inserimento dei dati.</text:p>
      <text:p text:style-name="P26">Le motivazioni che ci hanno spinto a separare le funzioni in un altro eseguibile sono principalmente legate alla promozione della modularità e alla potenziale utilità come documentazione dell'interfaccia. Inoltre, vi sono vantaggi in termini di tempi di compilazione.</text:p>
      <text:p text:style-name="P20">Un altro aspetto rilevante riguarda la distribuzione del codice all'interno del main loop. Abbiamo cercato di evitare che il loop diventasse troppo congestionato e quindi più difficile da gestire, pertanto abbiamo suddiviso le operazioni in funzioni che a loro volta raggruppano attività specifiche. Un esempio di ciò è dato dalle funzioni come "set_state", le quali raccolgono le operazioni legate a un particolare compito. Questo approccio ci ha consentito di focalizzarci <text:span text:style-name="T22">meno </text:span>sulla corretta esecuzione di queste funzioni durante il debug, <text:span text:style-name="T22">visti i numerosi test a riguardo,</text:span> semplificando la ricerca e la correzione degli errori e liberando spazio mentale per concentrarci sulle altre operazioni e calcoli.</text:p>
      <text:p text:style-name="P29"/>
      <text:p text:style-name="P1"/>
      <text:p text:style-name="P1"/>
      <text:p text:style-name="P1"/>
      <text:p text:style-name="P1"/>
      <text:p text:style-name="P1"/>
      <text:p text:style-name="P9">Test</text:p>
      <text:p text:style-name="P9"><text:line-break/> Avendo noi poca se non nessuna esperienza in questo ambito l’unica cosa su cui potevamo aggrapparci per procedere nell’impresa era la teoria che potevamo reperire su internet o su altri volumi. Quindi in una prima fase di stesura del programma abbiamo provato a implementare le equazioni trovate nelle dispense cercando di capire quali fossero i parametri migliori da inserire. Non tutti i modelli però sembravano fare al nostro caso e spesso per poter essere implementati si necessitava la conoscenza di alcuni parametri la cui stima sarebbe dovuta poi essere calcolata da un altro programma ancora, sopratutto per quanto riguarda l’ottimizzazione di alcuni valori, o che dipendevano troppo dalla forma e composizione delle parti del vettore, come ad esempio l’aspetto relativo ai flussi aerodinamici. </text:p>
      <text:p text:style-name="P9"/>
      <text:p text:style-name="P30">Di conseguenza abbiamo preferito adottare i modelli più ideali possibili e di conseguenza scegliere equazioni che già erano presenti nei libri. Quindi dopo aver provato a capire come manipolare tali strumenti matematici abbiamo iniziato a fare calcoli dei calcoli per vedere se i valori restituiti erano in linea con quelli che erano i risultati che era possibile osservare durante la fase di lancio dei razzi di cui abbiamo cercato diversi video. Quindi dopo esserci assicurati che le equazioni implementate si comportassero bene rispetto all’idea che intanto ci eravamo fatti la parte di test è stata principalmente relativa al fatto che ogni calcolo venisse eseguito nel modo giusto. </text:p>
      <text:p text:style-name="P11"/>
      <text:p text:style-name="P27"><text:soft-page-break/>Naturalmente, riconoscendo che i test basati solo su valori prestabiliti non erano sufficienti a rilevare tutte le possibili anomalie, abbiamo eseguito il programma più volte, variando i parametri e gli input, e abbiamo attentamente ispezionato il corretto funzionamento di ogni singola funzione. Inoltre, al fine di garantire una maggiore congruenza con le dinamiche di lancio dei razzi reali, abbiamo acquisito dati approssimativi da fonti online, corrispondenti alle prestazioni dei razzi reali. Questi dati ci hanno permesso di confrontare le performance dei nostri veicoli con quelle dei video di lanci spaziali reperibili su piattaforme come YouTube. Ecco un confronto tra i risultati ottenuti dal nostro simulatore e quelli registrati durante il lancio della sonda spaziale Euclid utilizzando il Falcon 9 come riferimento.</text:p>
      <text:p text:style-name="P28"/>
      <text:p text:style-name="P9"/>
      <text:p text:style-name="P31">In particolare per la fase di test inizialmente abbiamo scritto un eseguibile in cui venivano lanciate tutte le funzioni in modo raggruppato per esaminare che tutto venisse eseguito come era consono rispettando if e cicli del caso. </text:p>
      <text:p text:style-name="P10"><text:span text:style-name="T25">Tuttavia, abbiamo presto compreso che questa strategia aveva dei limiti, in quanto, trattandosi principalmente di funzioni che restituivano valori numerici, era più efficace metterli in relazione tra loro. Questo approccio ci ha permesso di osservare come tali valori si combinavano durante l'esecuzione del programma, offrendo un quadro </text:span><text:span text:style-name="T24">più completo</text:span><text:span text:style-name="T25"> dei risultati attesi. </text:span><text:span text:style-name="T9">Ovviamente i soli test per quanto studiati per verificare il funzionamento delle funzioni con diverse grandezze di input in base ai diversi momenti che il razzo avrebbe dovuto attraversare non erano sufficienti visto che sarebbero potute avvenire cose che non avremmo potuto immaginare e quindi abbiamo lanciato il programma diverse volte e con diversi valori ispezionando funzione per funzione che tutto venisse eseguito come previsto. </text:span></text:p>
      <text:p text:style-name="P2">Inoltre per assicurarci che il tutto fosse poi in linea con quello che si riscontra durante la fase di decollo di un razzo abbiamo reperito da internet dati prossimi a quelli dei razzi reali per paragonare i nostri veicoli ai video trovati su YouTube. Ecco un paragone fra i risultati del nostro razzo è quelli del <text:span text:style-name="T10">falcon 9 durante il lancio della sonda spaziale euclid. </text:span></text:p>
      <table:table table:name="Tabella1" table:style-name="Tabella1">
        <table:table-column table:style-name="Tabella1.A"/>
        <table:table-column table:style-name="Tabella1.B"/>
        <table:table-row>
          <table:table-cell table:style-name="Tabella1.A1" office:value-type="string">
            <text:p text:style-name="P12">Razzo simulato </text:p>
          </table:table-cell>
          <table:table-cell table:style-name="Tabella1.A1" office:value-type="string">
            <text:p text:style-name="P12">Falcon 9</text:p>
          </table:table-cell>
        </table:table-row>
        <table:table-row>
          <table:table-cell table:style-name="Tabella1.A1" office:value-type="string">
            <text:p text:style-name="Table_20_Contents"><text:s/><text:span text:style-name="T11">A </text:span><text:span text:style-name="T12">104</text:span><text:span text:style-name="T11"> m velocità </text:span><text:span text:style-name="T12">124</text:span><text:span text:style-name="T11"> kh/h</text:span></text:p>
          </table:table-cell>
          <table:table-cell table:style-name="Tabella1.A1" office:value-type="string">
            <text:p text:style-name="P12">A circa <text:span text:style-name="T12">10</text:span>0m velocità <text:span text:style-name="T12">circa12</text:span>0kh/h</text:p>
          </table:table-cell>
        </table:table-row>
        <table:table-row>
          <table:table-cell table:style-name="Tabella1.A1" office:value-type="string">
            <text:p text:style-name="P12">A <text:span text:style-name="T12">40</text:span>0 m velocità 2<text:span text:style-name="T12">3</text:span>0kh/h</text:p>
          </table:table-cell>
          <table:table-cell table:style-name="Tabella1.A1" office:value-type="string">
            <text:p text:style-name="P14">A circa <text:span text:style-name="T12">4</text:span>00m velocità <text:span text:style-name="T12">circa </text:span>2<text:span text:style-name="T12">3</text:span>0kh/h</text:p>
          </table:table-cell>
        </table:table-row>
        <table:table-row>
          <table:table-cell table:style-name="Tabella1.A1" office:value-type="string">
            <text:p text:style-name="P12">A <text:span text:style-name="T12">619</text:span> m velocità <text:span text:style-name="T12">28</text:span>0kh/h</text:p>
          </table:table-cell>
          <table:table-cell table:style-name="Tabella1.A1" office:value-type="string">
            <text:p text:style-name="P14">A circa <text:span text:style-name="T12">600</text:span>m velocità <text:span text:style-name="T12">circa 28</text:span>0 km/h</text:p>
          </table:table-cell>
        </table:table-row>
        <table:table-row>
          <table:table-cell table:style-name="Tabella1.A5" office:value-type="string">
            <text:p text:style-name="P12">A <text:span text:style-name="T13">700</text:span> m velocità <text:span text:style-name="T13">295</text:span> km/h</text:p>
          </table:table-cell>
          <table:table-cell table:style-name="Tabella1.A5" office:value-type="string">
            <text:p text:style-name="P15">A circa <text:span text:style-name="T13">700</text:span> m velocità circa <text:span text:style-name="T13">304</text:span> km/h</text:p>
          </table:table-cell>
        </table:table-row>
        <table:table-row>
          <table:table-cell table:style-name="Tabella1.A5" office:value-type="string">
            <text:p text:style-name="P13">A <text:span text:style-name="T13">874</text:span> m velocità 3<text:span text:style-name="T13">37</text:span> km/h</text:p>
          </table:table-cell>
          <table:table-cell table:style-name="Tabella1.A5" office:value-type="string">
            <text:p text:style-name="P15">A circa <text:span text:style-name="T13">900</text:span> m velocità circa <text:span text:style-name="T13">341</text:span> km/h</text:p>
          </table:table-cell>
        </table:table-row>
        <table:table-row>
          <table:table-cell table:style-name="Tabella1.A5" office:value-type="string">
            <text:p text:style-name="P15">A <text:span text:style-name="T13">1064</text:span> m velocità 3<text:span text:style-name="T13">53</text:span> km/h</text:p>
          </table:table-cell>
          <table:table-cell table:style-name="Tabella1.A5" office:value-type="string">
            <text:p text:style-name="P15">A circa <text:span text:style-name="T13">1000</text:span> m velocità circa <text:s/><text:span text:style-name="T13">360</text:span> km/h</text:p>
          </table:table-cell>
        </table:table-row>
        <table:table-row table:style-name="Tabella1.8">
          <table:table-cell table:style-name="Tabella1.A5" office:value-type="string">
            <text:p text:style-name="P15">A <text:span text:style-name="T13">1488</text:span> m velocità <text:span text:style-name="T13">433</text:span> km/h</text:p>
          </table:table-cell>
          <table:table-cell table:style-name="Tabella1.A5" office:value-type="string">
            <text:p text:style-name="P15">A circa <text:span text:style-name="T13">1500</text:span> m velocità circa <text:span text:style-name="T13">445</text:span> km/h</text:p>
          </table:table-cell>
        </table:table-row>
        <table:table-row table:style-name="Tabella1.8">
          <table:table-cell table:style-name="Tabella1.A1" office:value-type="string">
            <text:p text:style-name="P15">A <text:span text:style-name="T13">1996</text:span> m velocità <text:span text:style-name="T13">490</text:span> km/h</text:p>
          </table:table-cell>
          <table:table-cell table:style-name="Tabella1.A1" office:value-type="string">
            <text:p text:style-name="P15">A circa <text:span text:style-name="T13">2000</text:span> m velocità circa <text:span text:style-name="T13">530</text:span> km/h</text:p>
          </table:table-cell>
        </table:table-row>
      </table:table>
      <text:p text:style-name="P3"/>
      <text:p text:style-name="P3">In seguito, l'approssimazione tende a peggiorare poiché nei motori reali si passa dalla fase di accensione a quella di pieno regime, mentre i razzi nel nostro simulatore non sono in grado di farlo. <text:span text:style-name="T23">Nonostante ci dispiaccia moltissimo questa scelta </text:span>è stata determinata dalla complessità che ne sarebbe derivata e dalla necessità di valutare parametri estremamente tecnici. Nel particolare test che stiamo descrivendo, li abbiamo impostati in modo che fossero paragonabili all'accensione dei motori del Falcon 9 durante le prime fasi di volo <text:span text:style-name="T23">quindi copiandone la massa e considerando </text:span><text:soft-page-break/><text:span text:style-name="T23">l’impulso dei motori </text:span><text:span text:style-name="T26">M</text:span><text:span text:style-name="T23">erlin all’avvio, decisamente minore di quello nella seconda parte del funzionamento.</text:span></text:p>
      <text:p text:style-name="P5"><text:span text:style-name="T26">Dopo aver inizializzato i parametri.</text:span> Successivamente, una volta <text:span text:style-name="T23">entrati </text:span>nel main loop, il programma valuta se in quel momento specifico sono soddisfatte alcune condizioni cruciali.</text:p>
      <text:p text:style-name="P27">Tra queste condizioni vi è la verifica se il razzo ha già raggiunto la velocità ottimale per entrare in orbita circolare, valore <text:span text:style-name="T23">che</text:span> viene calcolato ponendo la forza centripeta uguale alla forza gravitazionale <text:span text:style-name="T23">per poi ricavare la velocità</text:span>. Inoltre, il programma considera se siano necessarie correzioni alla spinta attuale per mantenere la traiettoria desiderata. Tutte queste decisioni vengono prese dinamicamente all'interno del main loop, garantendo una gestione ottimale e reattiva delle fasi di volo del razzo.</text:p>
      <text:p text:style-name="P28">La velocità ottimale è calcolata <text:span text:style-name="T23">su considerazioni legate all’energia del razzo</text:span>, al fine di determinare se il razzo possiede la velocità ottimale in uno specifico punto del volo. Questo calcolo <text:span text:style-name="T23">non</text:span> tiene conto dell<text:span text:style-name="T23">a</text:span> la forza di attrito, poiché questa informazione può essere stimata per il razzo, ma non può essere calcolata direttamente. Successivamente, il razzo valuta la massa consumata durante la fase precedente del volo, considerando anche la possibilità di sganciare uno stadio <text:span text:style-name="T23">e cambiare l’inclinazione</text:span>. </text:p>
      <text:p text:style-name="P26">Determinare <text:span text:style-name="T23">quest’ultimo parametro</text:span> è stata una sfida impegnativa. Per affrontare questa difficoltà, abbiamo studiato le telemetrie dei razzi reali <text:span text:style-name="T23">come riassunto nel file</text:span> "analised.xlsx", <text:span text:style-name="T23">i cui dati sono stati presi da https://github.com/shahar603/Telemetry-Data. </text:span>Utilizzando queste telemetrie, abbiamo estratto valori ottimali basati su proporzioni specifiche al fine di determinare l'inclinazione più adatta da attribuire al razzo in base all'altitudine raggiunta.</text:p>
      <text:p text:style-name="P25"><text:span text:style-name="T8">S</text:span><text:span text:style-name="T7">uccessivamente, il programma procede a determinare i parametri correlati alle condizioni atmosferiche a una specifica altitudine, basandosi su relazioni prese dal seguente link: </text:span><text:a xlink:type="simple" xlink:href="http://www.centrometeo.com/articoli-reportage-approfondimenti/fisica-atmosferica/4142-" text:style-name="Internet_20_link" text:visited-style-name="Visited_20_Internet_20_Link"><text:span text:style-name="T7">http://www.centrometeo.com/articoli-reportage-approfondimenti/fisica-atmosferica/4142-</text:span></text:a><text:span text:style-name="T7">. </text:span></text:p>
      <text:p text:style-name="P25"><text:span text:style-name="T8">In proseguo </text:span><text:span text:style-name="T7">il programma calcol</text:span><text:span text:style-name="T8">a la spinta dei motori</text:span><text:span text:style-name="T7"> usando relazioni che abbiamo rinvenuto su internet. Per ragioni di concisione, poiché non possiamo entrare nel dettaglio delle complessità dei propulsori a razzo, rimandiamo il lettore alle nostre fonti principali </text:span><text:span text:style-name="T8">riportate alla fine della pagina</text:span><text:span text:style-name="T7">, parte delle quali è contenuta nella cartella e altre reperibili su internet.</text:span></text:p>
      <text:p text:style-name="P26">Successivamente, il programma calcola i valori delle forze <text:span text:style-name="T23">totali agenti sul sistema</text:span> utilizzando relazioni che abbiamo rinvenuto online. Queste forze includono la spinta del motore, la forza gravitazionale, la forza centripeta, la resistenza aerodinamica e la forza per compensare le rotazioni del vettore.</text:p>
      <text:p text:style-name="P26">Una volta ottenuti questi valori, il programma procede con gli spostamenti, che seguono la legge dei moti uniformemente accelerati, una semplificazione necessaria data l'impossibilità di operare in modo continuo e dettagliato. Questi spostamenti permettono al razzo di cambiare la propria velocità, seguendo un ordine di esecuzione determinato dalla necessità di conoscere la velocità iniziale per poter calcolare gli spostamenti successivi. Un ordine inverso avrebbe portato a spostamenti eccessivamente amplificati.</text:p>
      <text:p text:style-name="P26"><text:soft-page-break/>Infine, il programma si occupa di registrare i valori della telemetria su file appositi, consentendo agli utenti di ispezionare le performance dell'oggetto simulato. Questi file contengono informazioni dettagliate sul volo simulato, consentendo un'analisi approfondita delle prestazioni del razzo.</text:p>
      <text:p text:style-name="P32"><text:s/></text:p>
      <text:p text:style-name="P32"/>
      <text:p text:style-name="P32"/>
      <text:p text:style-name="P4"><text:span text:style-name="T15">Successivamente si passa a determinare i parametri relativi alle condizioni atmosferiche ad una determinata altitudine le cui relazioni sono state prese dal seguente link </text:span><text:a xlink:type="simple" xlink:href="http://www.centrometeo.com/articoli-reportage-approfondimenti/fisica-atmosferica/4142-" text:style-name="Internet_20_link" text:visited-style-name="Visited_20_Internet_20_Link"><text:span text:style-name="T15">http://www.centrometeo.com/articoli-reportage-approfondimenti/fisica-atmosferica/4142-</text:span></text:a><text:span text:style-name="T15">. </text:span></text:p>
      <text:p text:style-name="P7">Dopo il programma calcola i valori delle forze usando relazioni che abbiamo rinvenuto su internet. Per questioni di brevità visto che non possiamo entrare eccessivamente nel dettaglio del funzionamento de<text:span text:style-name="T16">i </text:span>propuls<text:span text:style-name="T16">ori a razzo</text:span> rimandiamo il lettore alle nostre fonti principali che sono in parte contenute nella cartella ed in parte reperibili <text:span text:style-name="T16">su</text:span> internet.</text:p>
      <text:p text:style-name="P8">Successivamente mette insieme le forze del motore e tutte le altre che abbiamo considerato, ovvero la forza gravitazionale, centripeta, la resistenza aerodinamica e la forza per compensare le rotazioni del vettore. </text:p>
      <text:p text:style-name="P8">Avendo ottenuto tali valori adesso sono possibili gli spostamenti, che seguono la legge dei moti uniformemente accelerati, un’approssimazione necessaria visto che non potevamo operare nel continuo, per poi cambiare la propria velocità. </text:p>
      <text:p text:style-name="P8">L’ordine di esecuzione di tali operazioni è legato al fatto che per poter spostare il razzo bisogna conoscere la velocità iniziale e di conseguenza l’ordine inverso renderebbe gli spostamenti eccessivi. </text:p>
      <text:p text:style-name="P8">Infine il programma si occupa di riportare i valori della telemetria su appositi file da ispezionare per vedere le performance dell’oggetto ipotizzato.</text:p>
      <text:p text:style-name="P6"/>
      <text:p text:style-name="P6"/>
      <text:p text:style-name="P6"/>
      <text:p text:style-name="P6"/>
      <text:p text:style-name="P6">Una breve lista delle fonti <text:span text:style-name="T16">in ordine di importanza per le idee prese</text:span><text:line-break/>sito di un amatore nella costruzione di modellini di razzi molto dettagliato </text:p>
      <text:p text:style-name="P6"><text:a xlink:type="simple" xlink:href="https://www.nakka-rocketry.net/" text:style-name="Internet_20_link" text:visited-style-name="Visited_20_Internet_20_Link">https://www.nakka-rocketry.net/</text:a></text:p>
      <text:p text:style-name="P6">Fundamentals of Rocket Propulsion.pdf principalmente i primi 5 capitoli. </text:p>
      <text:p text:style-name="P7">Ottimizzazione lanciatori ibridi.pdf</text:p>
      <text:p text:style-name="P8">propulsione aereospaziale.pdf </text:p>
      <text:p text:style-name="P7"><text:span text:style-name="T16">motori a razzo.pdf e diversi altri di importanza minore</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1:04:52.032004306</meta:creation-date>
    <dc:date>2023-09-01T13:26:05.984122183</dc:date>
    <meta:editing-duration>PT45M50S</meta:editing-duration>
    <meta:editing-cycles>7</meta:editing-cycles>
    <meta:generator>LibreOffice/7.3.7.2$Linux_X86_64 LibreOffice_project/30$Build-2</meta:generator>
    <meta:document-statistic meta:table-count="1" meta:image-count="0" meta:object-count="0" meta:page-count="7" meta:paragraph-count="66" meta:word-count="3359" meta:character-count="23208" meta:non-whitespace-character-count="19883"/>
  </office:meta>
</office:document-meta>
</file>